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mul.d f4,f1,f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.d f4,v5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mul.d f4,f2,f3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.d f4,v6(r1)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.d f3,v4(r1)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iv.d f4,f4,f3</text:p>
          </table:table-cell>
          <table:table-cell office:value-type="float" office:value="10" calcext:value-type="float">
            <text:p>10</text:p>
          </table:table-cell>
          <table:table-cell table:number-columns-repeated="19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.d f4,v7(r1)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40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3906" calcext:value-type="float">
            <text:p>39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19:22.322122691</meta:creation-date>
    <dc:date>2019-02-19T13:46:46.691215477</dc:date>
    <meta:editing-duration>PT6M4S</meta:editing-duration>
    <meta:editing-cycles>1</meta:editing-cycles>
    <meta:document-statistic meta:table-count="1" meta:cell-count="215" meta:object-count="0"/>
    <meta:generator>LibreOffice/6.0.7.3$Linux_X86_64 LibreOffice_project/00m0$Build-3</meta:generator>
  </office:meta>
</office:document-meta>
</file>